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bd4c" officeooo:paragraph-rsid="000cbd4c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bd4c" officeooo:paragraph-rsid="000cbd4c"/>
    </style:style>
    <style:style style:name="P3" style:family="paragraph" style:parent-style-name="Standard">
      <style:paragraph-properties fo:text-align="start" style:justify-single-word="false"/>
      <style:text-properties officeooo:paragraph-rsid="000cbd4c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cbd4c"/>
    </style:style>
    <style:style style:name="T3" style:family="text">
      <style:text-properties style:font-name="Liberation Serif" fo:font-size="12pt" style:text-underline-style="none" style:font-size-asian="12pt" style:font-size-complex="12pt"/>
    </style:style>
    <style:style style:name="T4" style:family="text">
      <style:text-properties style:font-name="Liberation Serif" fo:font-size="12pt" style:text-underline-style="none" officeooo:rsid="000cbd4c" style:font-size-asian="12pt" style:font-size-complex="12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0cbd4c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SA</text:p>
      <text:p text:style-name="P1"/>
      <text:p text:style-name="P2">Initialisation :</text:p>
      <text:p text:style-name="P2"><text:span text:style-name="T1"/></text:p>
      <text:p text:style-name="P2"><text:span text:style-name="T1">Tout d'abord, il n'est pas conseillé d'executer wireshark en super utilisateur pour des raisons de sécurité. Il faut donc pour pouvoir l'utiliser réaliser ces étapes (sur linux base Debian) :</text:span></text:p>
      <text:p text:style-name="P3"><text:span text:style-name="T2"><text:tab/></text:span><text:span text:style-name="T4">- </text:span><text:span text:style-name="Source_20_Text"><text:span text:style-name="T3">$ sudo apt-get install wireshark <text:s text:c="6"/>// </text:span></text:span><text:span text:style-name="Source_20_Text"><text:span text:style-name="T4">installe wireshark </text:span></text:span></text:p>
      <text:p text:style-name="Preformatted_20_Text"><text:span text:style-name="Source_20_Text"><text:span text:style-name="T5"><text:tab/>- $ sudo dpkg-reconfigure wireshark-common // </text:span></text:span><text:span text:style-name="Source_20_Text"><text:span text:style-name="T6">reconfigure le pacquet wireshark-common <text:tab/> <text:s text:c="5"/>et surtout créé un groupe “wireshark”</text:span></text:span></text:p>
      <text:p text:style-name="Preformatted_20_Text"><text:span text:style-name="Source_20_Text"><text:span text:style-name="T5"><text:tab/>- $ sudo usermod -a -G wireshark $USER //</text:span></text:span><text:span text:style-name="Source_20_Text"><text:span text:style-name="T6">vous ajoute (l'utilisateur en cours) dans le groupe <text:s text:c="2"/>wireshark</text:span></text:span></text:p>
      <text:p text:style-name="P4"><text:span text:style-name="Source_20_Text"><text:span text:style-name="T5"><text:tab/>- $ sudo reboot // </text:span></text:span><text:span text:style-name="Source_20_Text"><text:span text:style-name="T6">redémarre l'ordinateur pour valider l'ajout</text:span>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éodore Lambolez</meta:initial-creator>
    <meta:creation-date>2017-04-24T15:00:41.505413768</meta:creation-date>
    <dc:date>2017-04-24T15:16:19.205049901</dc:date>
    <dc:creator>Théodore Lambolez</dc:creator>
    <meta:editing-duration>PT27S</meta:editing-duration>
    <meta:editing-cycles>1</meta:editing-cycles>
    <meta:document-statistic meta:table-count="0" meta:image-count="0" meta:object-count="0" meta:page-count="1" meta:paragraph-count="7" meta:word-count="85" meta:character-count="573" meta:non-whitespace-character-count="475"/>
    <meta:generator>LibreOffice/5.0.6.2$Linux_X86_64 LibreOffice_project/00m0$Build-2</meta:generator>
  </office:meta>
</office:document-meta>
</file>